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2000000DF4CB9B7D1B563BD5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4b4ba1" style:font-size-asian="14pt" style:font-size-complex="14pt"/>
    </style:style>
    <style:style style:name="P3"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P4" style:family="paragraph" style:parent-style-name="Footer">
      <style:paragraph-properties fo:text-align="center" style:justify-single-word="false"/>
      <style:text-properties style:font-name="Liberation Sans"/>
    </style:style>
    <style:style style:name="P5" style:family="paragraph" style:parent-style-name="Text_20_body">
      <style:paragraph-properties fo:line-height="150%" fo:text-align="justify" style:justify-single-word="false"/>
      <style:text-properties fo:color="#000000" style:font-name="Liberation Sans" fo:font-weight="bold" style:font-weight-asian="bold" style:font-weight-complex="bold"/>
    </style:style>
    <style:style style:name="P6" style:family="paragraph" style:parent-style-name="Text_20_body">
      <style:paragraph-properties fo:line-height="150%" fo:text-align="justify" style:justify-single-word="false"/>
      <style:text-properties fo:color="#000000" style:font-name="Liberation Sans" fo:font-weight="bold" officeooo:paragraph-rsid="002bf57b" style:font-weight-asian="bold" style:font-weight-complex="bold"/>
    </style:style>
    <style:style style:name="P7" style:family="paragraph" style:parent-style-name="Text_20_body">
      <style:paragraph-properties fo:line-height="150%" fo:text-align="justify" style:justify-single-word="false"/>
      <style:text-properties fo:color="#000000" style:font-name="Liberation Sans" fo:font-weight="bold" officeooo:paragraph-rsid="002dd456" style:font-weight-asian="bold" style:font-weight-complex="bold"/>
    </style:style>
    <style:style style:name="P8" style:family="paragraph" style:parent-style-name="Text_20_body">
      <style:paragraph-properties fo:line-height="150%" fo:text-align="justify" style:justify-single-word="false"/>
      <style:text-properties fo:color="#000000" style:font-name="Liberation Sans" fo:font-weight="bold" officeooo:paragraph-rsid="004606ed" style:font-weight-asian="bold" style:font-weight-complex="bold"/>
    </style:style>
    <style:style style:name="P9" style:family="paragraph" style:parent-style-name="Text_20_body">
      <style:paragraph-properties fo:line-height="150%" fo:text-align="justify" style:justify-single-word="false"/>
      <style:text-properties fo:color="#000000" style:font-name="Liberation Sans" fo:font-weight="bold" officeooo:paragraph-rsid="004e9d27" style:font-weight-asian="bold" style:font-weight-complex="bold"/>
    </style:style>
    <style:style style:name="P10" style:family="paragraph" style:parent-style-name="Text_20_body">
      <style:paragraph-properties fo:line-height="150%" fo:text-align="justify" style:justify-single-word="false"/>
      <style:text-properties fo:color="#000000" style:font-name="Liberation Sans" fo:font-weight="bold" officeooo:paragraph-rsid="0052ad49" style:font-weight-asian="bold" style:font-weight-complex="bold"/>
    </style:style>
    <style:style style:name="P11" style:family="paragraph" style:parent-style-name="Text_20_body">
      <style:paragraph-properties fo:line-height="150%" fo:text-align="justify" style:justify-single-word="false"/>
      <style:text-properties fo:color="#000000" style:font-name="Liberation Sans" officeooo:paragraph-rsid="004b4ba1"/>
    </style:style>
    <style:style style:name="P12" style:family="paragraph" style:parent-style-name="Text_20_body">
      <style:paragraph-properties fo:line-height="150%" fo:text-align="justify" style:justify-single-word="false"/>
      <style:text-properties fo:color="#000000" style:font-name="Liberation Sans" fo:font-size="12pt" officeooo:paragraph-rsid="004b4ba1" style:font-size-asian="12pt" style:font-size-complex="12pt"/>
    </style:style>
    <style:style style:name="P13"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style:style>
    <style:style style:name="P14"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20789"/>
    </style:style>
    <style:style style:name="P15"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bf57b"/>
    </style:style>
    <style:style style:name="P16"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328233"/>
    </style:style>
    <style:style style:name="P17"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6df3b"/>
    </style:style>
    <style:style style:name="P18"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8df7c"/>
    </style:style>
    <style:style style:name="P19"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e9d27"/>
    </style:style>
    <style:style style:name="P20"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55c2b4"/>
    </style:style>
    <style:style style:name="P21" style:family="paragraph" style:parent-style-name="Standard">
      <style:paragraph-properties fo:text-align="center" style:justify-single-word="false"/>
      <style:text-properties style:font-name="Liberation Sans" officeooo:paragraph-rsid="0058f068"/>
    </style:style>
    <style:style style:name="P22" style:family="paragraph" style:parent-style-name="Standard" style:list-style-name="L1">
      <style:paragraph-properties fo:margin-left="2.501cm" fo:margin-right="0cm" fo:line-height="150%" fo:text-align="justify" style:justify-single-word="false" fo:text-indent="-0.635cm" style:auto-text-indent="false"/>
      <style:text-properties fo:color="#000000" style:font-name="Liberation Sans" fo:font-size="12pt" fo:language="es" fo:country="ES" style:font-size-asian="12pt" style:font-size-complex="12pt"/>
    </style:style>
    <style:style style:name="P23"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style:style>
    <style:style style:name="P24"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96c13"/>
    </style:style>
    <style:style style:name="P25"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032c1"/>
    </style:style>
    <style:style style:name="P26"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fo:font-size="12pt" style:font-size-asian="12pt" style:font-size-complex="12pt"/>
    </style:style>
    <style:style style:name="P27" style:family="paragraph" style:parent-style-name="Footer">
      <style:paragraph-properties fo:text-align="center" style:justify-single-word="false"/>
      <style:text-properties fo:color="#4c4c4c" style:font-name="Liberation Sans" fo:font-size="9pt" fo:language="es" fo:country="ES" fo:font-weight="bold" officeooo:paragraph-rsid="0058f068" style:font-size-asian="9pt" style:font-weight-asian="bold" style:font-size-complex="9pt" style:font-weight-complex="bold"/>
    </style:style>
    <style:style style:name="P28" style:family="paragraph" style:parent-style-name="Footer">
      <style:paragraph-properties fo:text-align="center" style:justify-single-word="false"/>
      <style:text-properties style:font-name="Liberation Sans" officeooo:paragraph-rsid="0058f068"/>
    </style:style>
    <style:style style:name="P29" style:family="paragraph" style:parent-style-name="Heading_20_1">
      <style:text-properties officeooo:paragraph-rsid="004b4ba1"/>
    </style:style>
    <style:style style:name="T1" style:family="text">
      <style:text-properties officeooo:rsid="004b4ba1"/>
    </style:style>
    <style:style style:name="T2" style:family="text">
      <style:text-properties fo:font-weight="bold" style:font-weight-asian="bold" style:font-weight-complex="bold"/>
    </style:style>
    <style:style style:name="T3" style:family="text">
      <style:text-properties fo:font-weight="bold" officeooo:rsid="003a3f29" style:font-weight-asian="bold" style:font-weight-complex="bold"/>
    </style:style>
    <style:style style:name="T4" style:family="text">
      <style:text-properties fo:font-weight="bold" officeooo:rsid="001ae39a" style:font-weight-asian="bold" style:font-weight-complex="bold"/>
    </style:style>
    <style:style style:name="T5" style:family="text">
      <style:text-properties fo:font-weight="bold" officeooo:rsid="00176921" style:font-weight-asian="bold" style:font-weight-complex="bold"/>
    </style:style>
    <style:style style:name="T6" style:family="text">
      <style:text-properties fo:font-weight="bold" officeooo:rsid="001949b6" style:font-weight-asian="bold" style:font-weight-complex="bold"/>
    </style:style>
    <style:style style:name="T7" style:family="text">
      <style:text-properties fo:font-weight="bold" officeooo:rsid="0037799d" style:font-weight-asian="bold" style:font-weight-complex="bold"/>
    </style:style>
    <style:style style:name="T8" style:family="text">
      <style:text-properties fo:font-weight="bold" officeooo:rsid="001cb22d" style:font-weight-asian="bold" style:font-weight-complex="bold"/>
    </style:style>
    <style:style style:name="T9" style:family="text">
      <style:text-properties fo:font-weight="bold" officeooo:rsid="003e1d5d" style:font-weight-asian="bold" style:font-weight-complex="bold"/>
    </style:style>
    <style:style style:name="T10" style:family="text">
      <style:text-properties fo:font-weight="bold" officeooo:rsid="0055c2b4" style:font-weight-asian="bold" style:font-weight-complex="bold"/>
    </style:style>
    <style:style style:name="T11" style:family="text">
      <style:text-properties fo:font-size="9pt" fo:language="es" fo:country="ES" style:font-size-asian="9pt" style:font-size-complex="9pt"/>
    </style:style>
    <style:style style:name="T12" style:family="text">
      <style:text-properties fo:font-size="9pt" fo:language="es" fo:country="ES" fo:font-weight="bold" style:font-size-asian="9pt" style:font-weight-asian="bold" style:font-size-complex="9pt" style:font-weight-complex="bold"/>
    </style:style>
    <style:style style:name="T13" style:family="text">
      <style:text-properties fo:color="#4c4c4c" fo:font-size="9pt" fo:font-weight="normal" style:font-size-asian="9pt" style:font-weight-asian="normal" style:font-size-complex="9pt" style:font-weight-complex="normal"/>
    </style:style>
    <style:style style:name="T14" style:family="text">
      <style:text-properties fo:color="#4c4c4c" fo:font-size="9pt" fo:language="es" fo:country="ES" fo:font-weight="normal" style:font-size-asian="9pt" style:font-weight-asian="normal" style:font-size-complex="9pt" style:font-weight-complex="normal"/>
    </style:style>
    <style:style style:name="T15" style:family="text">
      <style:text-properties fo:color="#4c4c4c" fo:font-size="9pt" fo:font-weight="bold" style:font-size-asian="9pt" style:font-weight-asian="bold" style:font-size-complex="9pt" style:font-weight-complex="bold"/>
    </style:style>
    <style:style style:name="T16" style:family="text">
      <style:text-properties fo:color="#4c4c4c" fo:font-size="9pt" fo:font-weight="bold" officeooo:rsid="002d33fe" style:font-size-asian="9pt" style:font-weight-asian="bold" style:font-size-complex="9pt" style:font-weight-complex="bold"/>
    </style:style>
    <style:style style:name="T17" style:family="text">
      <style:text-properties fo:color="#000080" fo:font-size="9pt" fo:font-weight="bold" style:font-size-asian="9pt" style:font-weight-asian="bold" style:font-size-complex="9pt" style:font-weight-complex="bold"/>
    </style:style>
    <style:style style:name="T18" style:family="text">
      <style:text-properties fo:color="#000080" fo:font-size="9pt" fo:font-weight="bold" officeooo:rsid="0032a2c3" style:font-size-asian="9pt" style:font-weight-asian="bold" style:font-size-complex="9pt" style:font-weight-complex="bold"/>
    </style:style>
    <style:style style:name="T19" style:family="text">
      <style:text-properties fo:color="#000080" fo:font-size="9pt" fo:font-weight="bold" officeooo:rsid="002d33fe" style:font-size-asian="9pt" style:font-weight-asian="bold" style:font-size-complex="9pt"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507c3" style:font-weight-asian="normal" style:font-weight-complex="normal"/>
    </style:style>
    <style:style style:name="T22" style:family="text">
      <style:text-properties fo:font-weight="normal" officeooo:rsid="0025ee01" style:font-weight-asian="normal" style:font-weight-complex="normal"/>
    </style:style>
    <style:style style:name="T23" style:family="text">
      <style:text-properties fo:font-weight="normal" officeooo:rsid="00275312" style:font-weight-asian="normal" style:font-weight-complex="normal"/>
    </style:style>
    <style:style style:name="T24" style:family="text">
      <style:text-properties fo:font-weight="normal" officeooo:rsid="00296c13" style:font-weight-asian="normal" style:font-weight-complex="normal"/>
    </style:style>
    <style:style style:name="T25" style:family="text">
      <style:text-properties fo:font-weight="normal" officeooo:rsid="002bf57b" style:font-weight-asian="normal" style:font-weight-complex="normal"/>
    </style:style>
    <style:style style:name="T26" style:family="text">
      <style:text-properties fo:font-weight="normal" officeooo:rsid="00328233" style:font-weight-asian="normal" style:font-weight-complex="normal"/>
    </style:style>
    <style:style style:name="T27" style:family="text">
      <style:text-properties fo:font-weight="normal" officeooo:rsid="0037799d" style:font-weight-asian="normal" style:font-weight-complex="normal"/>
    </style:style>
    <style:style style:name="T28" style:family="text">
      <style:text-properties fo:font-weight="normal" officeooo:rsid="0042eb10" style:font-weight-asian="normal" style:font-weight-complex="normal"/>
    </style:style>
    <style:style style:name="T29" style:family="text">
      <style:text-properties fo:font-weight="normal" officeooo:rsid="0046df3b" style:font-weight-asian="normal" style:font-weight-complex="normal"/>
    </style:style>
    <style:style style:name="T30" style:family="text">
      <style:text-properties fo:font-weight="normal" officeooo:rsid="004e9d27" style:font-weight-asian="normal" style:font-weight-complex="normal"/>
    </style:style>
    <style:style style:name="T31" style:family="text">
      <style:text-properties fo:font-weight="normal" officeooo:rsid="0055c2b4" style:font-weight-asian="normal" style:font-weight-complex="normal"/>
    </style:style>
    <style:style style:name="T32" style:family="text">
      <style:text-properties officeooo:rsid="00220789"/>
    </style:style>
    <style:style style:name="T33" style:family="text">
      <style:text-properties officeooo:rsid="00296c13"/>
    </style:style>
    <style:style style:name="T34" style:family="text">
      <style:text-properties officeooo:rsid="002ad441"/>
    </style:style>
    <style:style style:name="T35" style:family="text">
      <style:text-properties officeooo:rsid="002bf57b"/>
    </style:style>
    <style:style style:name="T36" style:family="text">
      <style:text-properties officeooo:rsid="002cfb23"/>
    </style:style>
    <style:style style:name="T37" style:family="text">
      <style:text-properties officeooo:rsid="002dd456"/>
    </style:style>
    <style:style style:name="T38" style:family="text">
      <style:text-properties officeooo:rsid="002f83f8"/>
    </style:style>
    <style:style style:name="T39" style:family="text">
      <style:text-properties officeooo:rsid="0035ba38"/>
    </style:style>
    <style:style style:name="T40" style:family="text">
      <style:text-properties officeooo:rsid="003e1d5d"/>
    </style:style>
    <style:style style:name="T41" style:family="text">
      <style:text-properties officeooo:rsid="004606ed"/>
    </style:style>
    <style:style style:name="T42" style:family="text">
      <style:text-properties officeooo:rsid="0046df3b"/>
    </style:style>
    <style:style style:name="T43" style:family="text">
      <style:text-properties style:text-underline-style="none"/>
    </style:style>
    <style:style style:name="T44" style:family="text">
      <style:text-properties style:text-underline-style="none" officeooo:rsid="00526b31"/>
    </style:style>
    <style:style style:name="T45" style:family="text">
      <style:text-properties style:text-underline-style="none" officeooo:rsid="004e9d27"/>
    </style:style>
    <style:style style:name="T46" style:family="text">
      <style:text-properties officeooo:rsid="0055c2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text:h>
      <text:p text:style-name="P12"><text:tab/>Impartir un <text:span text:style-name="T1">entrenamiento</text:span> tecnológica en el lenguaje del programación Python, el cual les permita desarrollar en diversos paradigmas de programación para aplicaciones Web, de escritorios, herramientas de administración de sistemas operativos, entre otras como soluciones corporativas destinadas a sectores como la administración pública nacional, gobierno electrónico, sector privado y ciudadanía en general.</text:p>
      <text:h text:style-name="Heading_20_1" text:outline-level="1">Alcance </text:h>
      <text:p text:style-name="P12"><text:tab/>Al finalizar este <text:span text:style-name="T1">entrenamiento</text:span>, los asistentes estarán en capacidad de:</text:p>
      <text:list xml:id="list1271225164048689885" text:style-name="L1">
        <text:list-item>
          <text:p text:style-name="P23">Comprender las características y filosofía de trabajo del lenguaje Python.</text:p>
        </text:list-item>
        <text:list-item>
          <text:p text:style-name="P23">Hacer introspección del lenguaje con la herramienta IPython.</text:p>
        </text:list-item>
        <text:list-item>
          <text:p text:style-name="P23">Comprender las estructuras de datos tales como: tipos primitivos (variables numéricas, cadenas de texto), tipos compuestos (listas, tuplas, diccionarios).</text:p>
        </text:list-item>
        <text:list-item>
          <text:p text:style-name="P23">Comprender las sintaxis de bloques, estructuras de control <text:span text:style-name="T33">y</text:span> condicionales.</text:p>
        </text:list-item>
        <text:list-item>
          <text:p text:style-name="P24">Comprender el <text:span text:style-name="T33">uso</text:span> de funciones y el paradigma de programación <text:span text:style-name="T34">estructurada</text:span>.</text:p>
        </text:list-item>
        <text:list-item>
          <text:p text:style-name="P22">Introspección a la depuración del lenguaje con la herramienta pdb.</text:p>
        </text:list-item>
        <text:list-item>
          <text:p text:style-name="P25">Operaciones de entrada/salida y manipulación de archivos.</text:p>
        </text:list-item>
        <text:list-item>
          <text:p text:style-name="P23">Organizar su código en módulos <text:span text:style-name="T36">y </text:span>paquetes <text:span text:style-name="T33">instalables Python</text:span>.</text:p>
        </text:list-item>
        <text:list-item>
          <text:p text:style-name="P23">Comprender el manejos de errores y el paradigma de programación orientada a objetos.</text:p>
        </text:list-item>
        <text:list-item>
          <text:p text:style-name="P26"><text:soft-page-break/>Usar decoradores y módulos adicionales de la biblioteca estándar.</text:p>
        </text:list-item>
      </text:list>
      <text:p text:style-name="P11"><text:tab/>Para la implementación y gestión efectiva de las tecnologías objeto en esta <text:span text:style-name="T1">entrenamiento</text:span>, se requiere una profundización mayor en estos temas, lo cual es conseguido por la laboriosidad que desplieguen los interesados y facilitado notablemente por los “<text:span text:style-name="T1">entrenamiento</text:span>s completas de Python” que ofrece Covantec.</text:p>
      <text:h text:style-name="P29" text:outline-level="1"><text:s/>Contenido del <text:span text:style-name="T1">entrenamiento</text:span> </text:h>
      <text:p text:style-name="P11"><text:tab/>A continuación la descripción detallada de cada módulo del <text:span text:style-name="T1">entrenamiento</text:span>:</text:p>
      <text:p text:style-name="P5">Módulo 1: Introducción al lenguaje Python.</text:p>
      <text:p text:style-name="P13"><text:span text:style-name="T2">Descripción:</text:span> Sensibilizar sobre la filosofía del lenguaje, su historia y evolución, casos de éxitos.</text:p>
      <text:p text:style-name="P14"><text:span text:style-name="T2">Práctica: </text:span>Exponer <text:span text:style-name="T32">los </text:span>fundament<text:span text:style-name="T33">os</text:span> sobre <text:span text:style-name="T33">el lenguaje </text:span>Python, comentar sobre usos e implementaciones exitosas a nivel <text:span text:style-name="T32">regional, nivel nacional y</text:span> nivel <text:span text:style-name="T32">mundial</text:span>.</text:p>
      <text:p text:style-name="P7">Módulo 2: <text:span text:style-name="T37">Introspección del lenguaje Python</text:span>.</text:p>
      <text:p text:style-name="P13"><text:span text:style-name="T2">Descripción:</text:span> Conocer las capacidades de introspección que ofrece el lenguaje.</text:p>
      <text:p text:style-name="P13"><text:span text:style-name="T2">Práctica:</text:span> Acceder al interprete Python demostra<text:span text:style-name="T40">ndo la </text:span>documentación propia <text:span text:style-name="T40">integrada</text:span>, analizar las estructuras de <text:span text:style-name="T40">datos, </text:span>métodos, clases y demás elementos disponibles del lenguaje. Instalar <text:span text:style-name="T40">el paquete</text:span> <text:span text:style-name="T9">ip</text:span><text:span text:style-name="T2">ython</text:span> y conocer sus ventajas.</text:p>
      <text:p text:style-name="P5">Módulo 3: <text:span text:style-name="T38">Tipos y e</text:span>structuras de datos.</text:p>
      <text:p text:style-name="P13"><text:span text:style-name="T2">Descripción: </text:span>Comprender la creación y asignación de tipos primitivos (variables numéricas, cadenas de texto <text:span text:style-name="T33">con</text:span> sus operaciones; tipos compuestos (listas, tuplas, <text:soft-page-break/>diccionarios).</text:p>
      <text:p text:style-name="P13"><text:span text:style-name="T2">Práctica:</text:span> Ejemplos de creación y asignación de variables numéricas, cadenas de texto, listas, tuplas, diccionarios y explorar el resultado desde el interprete Python.</text:p>
      <text:p text:style-name="P5">Módulo 4: Bloques de código y estructuras de control.</text:p>
      <text:p text:style-name="P20"><text:span text:style-name="T2">Descripción: </text:span>Comprender las estructuras de control <text:span text:style-name="T8">i</text:span><text:span text:style-name="T2">f</text:span> (<text:span text:style-name="T2">elif</text:span>, <text:span text:style-name="T2">else</text:span>), <text:span text:style-name="T8">f</text:span><text:span text:style-name="T2">or</text:span>/<text:span text:style-name="T8">w</text:span><text:span text:style-name="T2">hile</text:span> (<text:span text:style-name="T2">else</text:span><text:span text:style-name="T20">, </text:span><text:span text:style-name="T2">break</text:span>, <text:span text:style-name="T2">continue</text:span>, <text:span text:style-name="T2">pass</text:span>), <text:span text:style-name="T46">las funciones </text:span><text:span text:style-name="T10">range()</text:span><text:span text:style-name="T31">/</text:span><text:span text:style-name="T10">xrange()</text:span><text:span text:style-name="T31">,</text:span><text:span text:style-name="T46"> y de los tipos iteradores.</text:span></text:p>
      <text:p text:style-name="P13"><text:span text:style-name="T2">Práctica:</text:span> Ejemplos de creación a estructuras condicionales, repetitivas y funciones propias y explorar el resultado desde el interprete Python.</text:p>
      <text:p text:style-name="P6">Módulo 5: Funciones y programación <text:span text:style-name="T35">estructurada</text:span>. </text:p>
      <text:p text:style-name="P15"><text:span text:style-name="T2">Descripción: </text:span><text:span text:style-name="T20">Comprender el </text:span><text:span text:style-name="T24">uso</text:span><text:span text:style-name="T20"> de las funciones y el paradigma de programación </text:span><text:span text:style-name="T25">estructurada</text:span><text:span text:style-name="T20">.</text:span></text:p>
      <text:p text:style-name="P15"><text:span text:style-name="T2">Práctica: </text:span><text:span text:style-name="T20">Ejemplos de creación e uso de funciones, programar </text:span><text:span text:style-name="T25">estructurada</text:span><text:span text:style-name="T24">mente</text:span><text:span text:style-name="T20"> y explorar el resultado desde el interprete Python.</text:span></text:p>
      <text:p text:style-name="P5">Módulo 6: Introspección a la depuración con pdb.</text:p>
      <text:p text:style-name="P13"><text:span text:style-name="T2">Descripción: </text:span>Conocer las capacidades de depuración que ofrece el lenguaje. </text:p>
      <text:p text:style-name="P13"><text:span text:style-name="T2">Práctica:</text:span><text:span text:style-name="T20"> Ejemplo de uso de la herramienta </text:span><text:span text:style-name="T2">pdb</text:span><text:span text:style-name="T20"> y explorar el resultado en un m</text:span><text:span text:style-name="T21">ó</text:span><text:span text:style-name="T20">dulo.</text:span></text:p>
      <text:p text:style-name="P5">Módulo 7: Operaciones de <text:span text:style-name="T39">E</text:span>/<text:span text:style-name="T39">S</text:span> y manipulación de archivos. </text:p>
      <text:p text:style-name="P16"><text:span text:style-name="T2">Descripción: </text:span><text:span text:style-name="T20">Comprender la</text:span><text:span text:style-name="T26">s</text:span><text:span text:style-name="T20"> </text:span><text:span text:style-name="T26">operaciones de entrada/salida y manipular archivos</text:span>.</text:p>
      <text:p text:style-name="P13"><text:span text:style-name="T2">Práctica:</text:span> <text:span text:style-name="T20">Ejemplo de </text:span><text:span text:style-name="T27">la sentencia </text:span><text:span text:style-name="T7">input</text:span><text:span text:style-name="T27">, </text:span><text:span text:style-name="T7">raw_input</text:span><text:span text:style-name="T27"> y </text:span><text:span text:style-name="T7">print</text:span><text:span text:style-name="T27">, además la </text:span><text:span text:style-name="T20">creación</text:span>, apertura, lectura, escritura archivos <text:span text:style-name="T20">y explorar el resultado en un m</text:span><text:span text:style-name="T22">ó</text:span><text:span text:style-name="T20">dulo.</text:span></text:p>
      <text:p text:style-name="P9"><text:soft-page-break/>Módulo 8: <text:span text:style-name="T44">M</text:span><text:span text:style-name="T43">ódulos</text:span><text:span text:style-name="T45">, paquetes y distribución de software</text:span>.</text:p>
      <text:p text:style-name="P19"><text:span text:style-name="T2">Descripción: </text:span><text:span text:style-name="T20">Comprender la creación de módulos, paquetes y </text:span><text:span text:style-name="T30">distribución de software</text:span><text:span text:style-name="T20"> Python e implementación de estos en sus propios desarrollos.</text:span></text:p>
      <text:p text:style-name="P19"><text:span text:style-name="T2">Práctica:</text:span> <text:span text:style-name="T20">Ejemplo de creación de módulos, paquetes y </text:span><text:span text:style-name="T30">distribución de software</text:span><text:span text:style-name="T20"> Python organizando su código en estas estructuras de programas y explorar el resultado en un m</text:span><text:span text:style-name="T23">ó</text:span><text:span text:style-name="T20">dulo y paquete en el sistema de archivos.</text:span></text:p>
      <text:p text:style-name="P10">Módulo 9: Manejos de errores y orientación a objetos.</text:p>
      <text:p text:style-name="P13"><text:span text:style-name="T2">Descripción: </text:span>Comprender el manejos de errores (<text:span text:style-name="T8">t</text:span><text:span text:style-name="T2">ry</text:span>, <text:span text:style-name="T2">except</text:span>, <text:span text:style-name="T2">else</text:span>, <text:span text:style-name="T2">finally</text:span>, y <text:span text:style-name="T2">raise</text:span>) y el paradigma de programación orientada a objetos (clases, herencia simple y múltiple, sobrecarga de métodos).</text:p>
      <text:p text:style-name="P13"><text:span text:style-name="T2">Práctica: </text:span><text:span text:style-name="T20">Ejemplo de creación de clases, atributos, comportamientos, manipulación de errores en Python y explorar el resultado en un paquete en el sistema de archivos.</text:span></text:p>
      <text:p text:style-name="P8">Módulo 10: <text:span text:style-name="T41">Decoradores y la librería estándar</text:span>.</text:p>
      <text:p text:style-name="P17"><text:span text:style-name="T2">Descripción: </text:span>Comprender el uso de decoradores y los diversos módulos adicionales de la <text:span text:style-name="T42">librería </text:span>estándar de Python.</text:p>
      <text:p text:style-name="P18"><text:span text:style-name="T2">Práctica: </text:span><text:span text:style-name="T20">Ejemplo de uso de decoradores y módulos adicionales útiles de la </text:span><text:span text:style-name="T29">librería </text:span><text:span text:style-name="T20">estándar explorando el resultado en un paquete </text:span><text:span text:style-name="T28">Python</text:span><text:span text:style-name="T20"> en el sistema de arch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master-page-name="">
      <style:paragraph-properties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Heading_20_10" style:display-name="Heading 10" style:family="paragraph" style:parent-style-name="Header"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6" style:display-name="Heading 6" style:family="paragraph" style:parent-style-name="Header"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er"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Tabla2" style:family="table">
      <style:table-properties style:width="17.584cm" table:align="left"/>
    </style:style>
    <style:style style:name="Tabla2.A" style:family="table-column">
      <style:table-column-properties style:column-width="16.9cm"/>
    </style:style>
    <style:style style:name="Tabla2.B" style:family="table-column">
      <style:table-column-properties style:column-width="0.684cm"/>
    </style:style>
    <style:style style:name="Tabla2.1" style:family="table-row">
      <style:table-row-properties style:min-row-height="0.815cm"/>
    </style:style>
    <style:style style:name="Tabla2.A1" style:family="table-cell">
      <style:table-cell-properties fo:padding="0.097cm" fo:border-left="none" fo:border-right="none" fo:border-top="0.05pt solid #000000" fo:border-bottom="0.05pt solid #000000"/>
    </style:style>
    <style:style style:name="M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M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4b4ba1" style:font-size-asian="14pt" style:font-size-complex="14pt"/>
    </style:style>
    <style:style style:name="MP3" style:family="paragraph" style:parent-style-name="Footer">
      <style:paragraph-properties fo:text-align="center" style:justify-single-word="false"/>
      <style:text-properties fo:color="#4c4c4c" style:font-name="Liberation Sans" fo:font-size="9pt" fo:language="es" fo:country="ES" fo:font-weight="bold" officeooo:paragraph-rsid="0058f068" style:font-size-asian="9pt" style:font-weight-asian="bold" style:font-size-complex="9pt" style:font-weight-complex="bold"/>
    </style:style>
    <style:style style:name="MP4" style:family="paragraph" style:parent-style-name="Footer">
      <style:paragraph-properties fo:text-align="center" style:justify-single-word="false"/>
      <style:text-properties style:font-name="Liberation Sans" officeooo:paragraph-rsid="0058f068"/>
    </style:style>
    <style:style style:name="MP5" style:family="paragraph" style:parent-style-name="Standard">
      <style:paragraph-properties fo:text-align="center" style:justify-single-word="false"/>
      <style:text-properties style:font-name="Liberation Sans" officeooo:paragraph-rsid="0058f068"/>
    </style:style>
    <style:style style:name="MP6"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MT1" style:family="text">
      <style:text-properties officeooo:rsid="004b4ba1"/>
    </style:style>
    <style:style style:name="MT2" style:family="text">
      <style:text-properties fo:font-weight="bold" officeooo:rsid="003a3f29" style:font-weight-asian="bold" style:font-weight-complex="bold"/>
    </style:style>
    <style:style style:name="MT3" style:family="text">
      <style:text-properties fo:font-weight="bold" officeooo:rsid="001ae39a" style:font-weight-asian="bold" style:font-weight-complex="bold"/>
    </style:style>
    <style:style style:name="MT4" style:family="text">
      <style:text-properties fo:font-weight="bold" officeooo:rsid="00176921" style:font-weight-asian="bold" style:font-weight-complex="bold"/>
    </style:style>
    <style:style style:name="MT5" style:family="text">
      <style:text-properties fo:font-weight="bold" officeooo:rsid="001949b6" style:font-weight-asian="bold" style:font-weight-complex="bold"/>
    </style:style>
    <style:style style:name="MT6" style:family="text">
      <style:text-properties fo:font-size="9pt" fo:language="es" fo:country="ES" style:font-size-asian="9pt" style:font-size-complex="9pt"/>
    </style:style>
    <style:style style:name="MT7" style:family="text">
      <style:text-properties fo:font-size="9pt" fo:language="es" fo:country="ES" fo:font-weight="bold" style:font-size-asian="9pt" style:font-weight-asian="bold" style:font-size-complex="9pt" style:font-weight-complex="bold"/>
    </style:style>
    <style:style style:name="MT8" style:family="text">
      <style:text-properties fo:color="#4c4c4c" fo:font-size="9pt" fo:language="es" fo:country="ES" fo:font-weight="normal" style:font-size-asian="9pt" style:font-weight-asian="normal" style:font-size-complex="9pt" style:font-weight-complex="normal"/>
    </style:style>
    <style:style style:name="MT9" style:family="text">
      <style:text-properties fo:color="#4c4c4c" fo:font-size="9pt" fo:font-weight="normal" style:font-size-asian="9pt" style:font-weight-asian="normal" style:font-size-complex="9pt" style:font-weight-complex="normal"/>
    </style:style>
    <style:style style:name="MT10" style:family="text">
      <style:text-properties fo:color="#4c4c4c" fo:font-size="9pt" fo:font-weight="bold" officeooo:rsid="002d33fe" style:font-size-asian="9pt" style:font-weight-asian="bold" style:font-size-complex="9pt" style:font-weight-complex="bold"/>
    </style:style>
    <style:style style:name="MT11" style:family="text">
      <style:text-properties fo:color="#000080" fo:font-size="9pt" fo:font-weight="bold" officeooo:rsid="0032a2c3" style:font-size-asian="9pt" style:font-weight-asian="bold" style:font-size-complex="9pt" style:font-weight-complex="bold"/>
    </style:style>
    <style:style style:name="MT12" style:family="text">
      <style:text-properties fo:color="#000080" fo:font-size="9pt" fo:font-weight="bold" officeooo:rsid="002d33fe" style:font-size-asian="9pt" style:font-weight-asian="bold" style:font-size-complex="9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paragraph" svg:x="-0.243cm" svg:y="-0.101cm" svg:width="7.086cm" svg:height="1.859cm" draw:z-index="3"><draw:image xlink:href="Pictures/1000000000000352000000DF4CB9B7D1B563BD5D.jpg" xlink:type="simple" xlink:show="embed" xlink:actuate="onLoad"/></draw:frame></text:p>
            </table:table-cell>
            <table:table-cell table:style-name="Tabla1.A1" office:value-type="string">
              <text:p text:style-name="MP1"/>
              <text:p text:style-name="MP2"><text:span text:style-name="MT1">Entrenamiento </text:span><text:span text:style-name="MT2">“</text:span><text:span text:style-name="MT3">P</text:span><text:span text:style-name="MT4">rogramación en Python – </text:span><text:span text:style-name="MT5">Nivel </text:span><text:span text:style-name="MT4">básico</text:span><text:span text:style-name="MT2">”</text:span></text:p>
              <text:p text:style-name="MP1"/>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3">Santa Cruz de Mara, Sector El Chorro I, Calle #3, Casa 12-B, Parroquia Ricaurte, Municipio Mara, Edo. Zulia. </text:p>
              <text:p text:style-name="MP4"><text:span text:style-name="MT6">Código Postal 4046. </text:span><text:span text:style-name="MT7">Telf.</text:span><text:span text:style-name="MT6"> </text:span><text:span text:style-name="MT8">+58-426-771</text:span><text:span text:style-name="MT9">.35.73 / </text:span><text:span text:style-name="MT8">+58-414-979</text:span><text:span text:style-name="MT9">.80.83 / </text:span><text:span text:style-name="MT8">+58-262-879.18.80 / +58-412-65</text:span><text:span text:style-name="MT9">7.96.83</text:span></text:p>
              <text:p text:style-name="MP5"><text:span text:style-name="MT10">Correo electrónico: </text:span><text:a xlink:type="simple" xlink:href="mailto:covantec.ve@outlook.com" office:target-frame-name="_blank" xlink:show="new" text:style-name="Internet_20_link" text:visited-style-name="Visited_20_Internet_20_Link"><text:span text:style-name="MT11">covantec.ve@outlook.com</text:span></text:a><text:span text:style-name="MT10"> / Sitio Web: </text:span><text:a xlink:type="simple" xlink:href="https://github.com/Covantec" text:style-name="Internet_20_link" text:visited-style-name="Visited_20_Internet_20_Link"><text:span text:style-name="MT12">https://github.com/Covantec</text:span></text:a><text:span text:style-name="MT12"> </text:span></text:p>
            </table:table-cell>
            <table:table-cell table:style-name="Tabla2.A1" office:value-type="string">
              <text:p text:style-name="MP6"><text:page-number text:select-page="current">4</text:page-number></text:p>
            </table:table-cell>
          </table:table-row>
        </table:table>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4T12:08:37</meta:creation-date>
    <meta:editing-duration>P6DT16H33M11S</meta:editing-duration>
    <meta:editing-cycles>526</meta:editing-cycles>
    <meta:generator>LibreOffice/5.2.7.2$Linux_X86_64 LibreOffice_project/20m0$Build-2</meta:generator>
    <meta:initial-creator>cenditelportatil </meta:initial-creator>
    <dc:date>2019-07-02T09:29:31.658101359</dc:date>
    <dc:creator>Usuario </dc:creator>
    <meta:keyword>Covantec</meta:keyword>
    <meta:keyword>entrenamiento</meta:keyword>
    <meta:keyword>Programación</meta:keyword>
    <meta:keyword>python</meta:keyword>
    <meta:keyword>básico</meta:keyword>
    <dc:subject>Entrenamiento “Programación en Python – Nivel básico”</dc:subject>
    <dc:title>Entrenamiento “Programación en Python – Nivel básico”</dc:title>
    <meta:document-statistic meta:table-count="2" meta:image-count="1" meta:object-count="0" meta:page-count="4" meta:paragraph-count="52" meta:word-count="759" meta:character-count="5372" meta:non-whitespace-character-count="4664"/>
  </office:meta>
</office:document-meta>
</file>